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style:vertical-pos="middl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5">
      <style:graphic-properties style:vertical-pos="middl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9">
      <style:graphic-properties style:vertical-pos="middl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3">
      <style:graphic-properties style:vertical-pos="middl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7">
      <style:graphic-properties style:vertical-pos="middl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1">
      <style:graphic-properties style:vertical-pos="middl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5">
      <style:graphic-properties style:vertical-pos="middl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>
      <style:graphic-properties style:vertical-pos="middl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draw:fill="none" draw:stroke="solid" svg:stroke-width="0.00694in" svg:stroke-color="#000000" draw:marker-end="a467" svg:stroke-opacity="100%" draw:stroke-linejoin="miter" svg:stroke-linecap="butt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0">
      <style:graphic-properties draw:fill="none" draw:stroke="solid" svg:stroke-width="0.00694in" svg:stroke-color="#000000" draw:marker-end="a469" svg:stroke-opacity="100%" draw:stroke-linejoin="miter" svg:stroke-linecap="butt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bccce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bccce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bccce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bccce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style:vertical-pos="middl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style:vertical-pos="middl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b8e08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style:vertical-pos="middl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style:vertical-pos="middl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66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g draw:name="Group 103" draw:id="id63">
          <svg:title/>
          <svg:desc/>
          <draw:g draw:name="Group 102" draw:id="id64">
            <svg:title/>
            <svg:desc/>
            <draw:g draw:name="Group 103" draw:id="id137">
              <svg:title/>
              <svg:desc/>
              <draw:custom-shape svg:width="0.09551in" svg:height="0.84158in" draw:id="id146" draw:style-name="a590" draw:transform="translate(-0.04775in -0.42079in) rotate(-0.76614) translate(6.08126in 1.84932in)" draw:name="Oval 112">
                <svg:title/>
                <svg:desc/>
                <text:p text:style-name="a589" text:class-names="" text:cond-style-name=""><text:span text:style-name="a58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07872in" svg:height="0.87159in" draw:id="id147" draw:style-name="a593" draw:transform="translate(-0.03936in -0.43579in) rotate(-0.76614) translate(5.99928in 1.93373in)" draw:name="Oval 113">
                <svg:title/>
                <svg:desc/>
                <text:p text:style-name="a592" text:class-names="" text:cond-style-name=""><text:span text:style-name="a59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19535in" svg:height="0.57514in" draw:id="id148" draw:style-name="a596" draw:transform="translate(-0.09767in -0.28757in) rotate(-0.76614) translate(5.8084in 2.13573in)" draw:name="Rectangle 114">
                <svg:title/>
                <svg:desc/>
                <text:p text:style-name="a595" text:class-names="" text:cond-style-name=""><text:span text:style-name="a59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name="Group 104" draw:id="id138">
              <svg:title/>
              <svg:desc/>
              <draw:custom-shape svg:width="0.09551in" svg:height="0.84158in" draw:id="id143" draw:style-name="a581" draw:transform="translate(-0.04775in -0.42079in) rotate(-0.76614) translate(5.98257in 1.73277in)" draw:name="Oval 109">
                <svg:title/>
                <svg:desc/>
                <text:p text:style-name="a580" text:class-names="" text:cond-style-name=""><text:span text:style-name="a579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07872in" svg:height="0.87159in" draw:id="id144" draw:style-name="a584" draw:transform="translate(-0.03936in -0.43579in) rotate(-0.76614) translate(5.90058in 1.81719in)" draw:name="Oval 110">
                <svg:title/>
                <svg:desc/>
                <text:p text:style-name="a583" text:class-names="" text:cond-style-name=""><text:span text:style-name="a58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19535in" svg:height="0.57514in" draw:id="id145" draw:style-name="a587" draw:transform="translate(-0.09767in -0.28757in) rotate(-0.76614) translate(5.7097in 2.01918in)" draw:name="Rectangle 111">
                <svg:title/>
                <svg:desc/>
                <text:p text:style-name="a586" text:class-names="" text:cond-style-name=""><text:span text:style-name="a58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name="Group 105" draw:id="id139">
              <svg:title/>
              <svg:desc/>
              <draw:custom-shape svg:width="0.09551in" svg:height="0.84158in" draw:id="id140" draw:style-name="a572" draw:transform="translate(-0.04775in -0.42079in) rotate(-0.76614) translate(5.86063in 1.62851in)" draw:name="Oval 106">
                <svg:title/>
                <svg:desc/>
                <text:p text:style-name="a571" text:class-names="" text:cond-style-name=""><text:span text:style-name="a57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07872in" svg:height="0.87159in" draw:id="id141" draw:style-name="a575" draw:transform="translate(-0.03936in -0.43579in) rotate(-0.76614) translate(5.77864in 1.71293in)" draw:name="Oval 107">
                <svg:title/>
                <svg:desc/>
                <text:p text:style-name="a574" text:class-names="" text:cond-style-name=""><text:span text:style-name="a57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19535in" svg:height="0.57514in" draw:id="id142" draw:style-name="a578" draw:transform="translate(-0.09767in -0.28757in) rotate(-0.76614) translate(5.58777in 1.91492in)" draw:name="Rectangle 108">
                <svg:title/>
                <svg:desc/>
                <text:p text:style-name="a577" text:class-names="" text:cond-style-name=""><text:span text:style-name="a57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draw:g>
          <draw:g draw:name="Group 101" draw:id="id65">
            <svg:title/>
            <svg:desc/>
            <draw:g draw:name="Group 89" draw:id="id126">
              <svg:title/>
              <svg:desc/>
              <draw:custom-shape svg:width="0.09551in" svg:height="0.84158in" draw:id="id134" draw:style-name="a563" draw:transform="translate(-0.04775in -0.42079in) rotate(-0.76614) translate(5.50892in 1.28351in)" draw:name="Oval 90">
                <svg:title/>
                <svg:desc/>
                <text:p text:style-name="a562" text:class-names="" text:cond-style-name=""><text:span text:style-name="a56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07872in" svg:height="0.87159in" draw:id="id135" draw:style-name="a566" draw:transform="translate(-0.03936in -0.43579in) rotate(-0.76614) translate(5.42693in 1.36793in)" draw:name="Oval 91">
                <svg:title/>
                <svg:desc/>
                <text:p text:style-name="a565" text:class-names="" text:cond-style-name=""><text:span text:style-name="a56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19535in" svg:height="0.57514in" draw:id="id136" draw:style-name="a569" draw:transform="translate(-0.09767in -0.28757in) rotate(-0.76614) translate(5.23605in 1.56992in)" draw:name="Rectangle 92">
                <svg:title/>
                <svg:desc/>
                <text:p text:style-name="a568" text:class-names="" text:cond-style-name=""><text:span text:style-name="a56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name="Group 93" draw:id="id127">
              <svg:title/>
              <svg:desc/>
              <draw:custom-shape svg:width="0.09551in" svg:height="0.84158in" draw:id="id131" draw:style-name="a554" draw:transform="translate(-0.04775in -0.42079in) rotate(-0.76614) translate(5.41022in 1.16696in)" draw:name="Oval 94">
                <svg:title/>
                <svg:desc/>
                <text:p text:style-name="a553" text:class-names="" text:cond-style-name=""><text:span text:style-name="a55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07872in" svg:height="0.87159in" draw:id="id132" draw:style-name="a557" draw:transform="translate(-0.03936in -0.43579in) rotate(-0.76614) translate(5.32824in 1.25138in)" draw:name="Oval 95">
                <svg:title/>
                <svg:desc/>
                <text:p text:style-name="a556" text:class-names="" text:cond-style-name=""><text:span text:style-name="a55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19535in" svg:height="0.57514in" draw:id="id133" draw:style-name="a560" draw:transform="translate(-0.09767in -0.28757in) rotate(-0.76614) translate(5.13736in 1.45337in)" draw:name="Rectangle 96">
                <svg:title/>
                <svg:desc/>
                <text:p text:style-name="a559" text:class-names="" text:cond-style-name=""><text:span text:style-name="a5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name="Group 97" draw:id="id128">
              <svg:title/>
              <svg:desc/>
              <draw:custom-shape svg:width="0.09551in" svg:height="0.84158in" draw:id="id101" draw:style-name="a545" draw:transform="translate(-0.04775in -0.42079in) rotate(-0.76614) translate(5.28829in 1.0627in)" draw:name="Oval 98">
                <svg:title/>
                <svg:desc/>
                <text:p text:style-name="a544" text:class-names="" text:cond-style-name=""><text:span text:style-name="a54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07872in" svg:height="0.87159in" draw:id="id129" draw:style-name="a548" draw:transform="translate(-0.03936in -0.43579in) rotate(-0.76614) translate(5.2063in 1.14712in)" draw:name="Oval 99">
                <svg:title/>
                <svg:desc/>
                <text:p text:style-name="a547" text:class-names="" text:cond-style-name=""><text:span text:style-name="a54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12 - ?f1"/>
                  <draw:equation draw:name="f14" draw:formula="?f7 / 21600"/>
                  <draw:equation draw:name="f15" draw:formula="?f6 / 21600"/>
                  <draw:equation draw:name="f16" draw:formula="21600 * ?f7"/>
                  <draw:equation draw:name="f17" draw:formula="21600 * ?f6"/>
                  <draw:equation draw:name="f18" draw:formula="min(?f15, ?f14)"/>
                  <draw:equation draw:name="f19" draw:formula="?f16 / ?f8"/>
                  <draw:equation draw:name="f20" draw:formula="?f17 / ?f8"/>
                  <draw:equation draw:name="f21" draw:formula="?f20 - ?f11"/>
                  <draw:equation draw:name="f22" draw:formula="?f19 - ?f11"/>
                  <draw:equation draw:name="f23" draw:formula="?f21 / 2"/>
                  <draw:equation draw:name="f24" draw:formula="?f22 / 2"/>
                  <draw:equation draw:name="f25" draw:formula="?f11 + ?f23"/>
                  <draw:equation draw:name="f26" draw:formula="?f11 + ?f24"/>
                  <draw:equation draw:name="f27" draw:formula="?f24 * ?f18"/>
                  <draw:equation draw:name="f28" draw:formula="?f23 * ?f18"/>
                  <draw:equation draw:name="f29" draw:formula="?f13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4"/>
                  <draw:equation draw:name="f39" draw:formula="?f37 * ?f23"/>
                  <draw:equation draw:name="f40" draw:formula="?f26 - ?f38"/>
                  <draw:equation draw:name="f41" draw:formula="?f26 + ?f38"/>
                  <draw:equation draw:name="f42" draw:formula="?f25 - ?f39"/>
                  <draw:equation draw:name="f43" draw:formula="?f25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5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5, ?f65)"/>
                  <draw:equation draw:name="f85" draw:formula="if(?f47, ?f11, ?f66)"/>
                  <draw:equation draw:name="f86" draw:formula="if(?f47, ?f25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width="0.19535in" svg:height="0.57514in" draw:id="id130" draw:style-name="a551" draw:transform="translate(-0.09767in -0.28757in) rotate(-0.76614) translate(5.01542in 1.34911in)" draw:name="Rectangle 100">
                <svg:title/>
                <svg:desc/>
                <text:p text:style-name="a550" text:class-names="" text:cond-style-name=""><text:span text:style-name="a5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draw:g>
          <draw:g draw:name="Group 77" draw:id="id66">
            <svg:title/>
            <svg:desc/>
            <draw:custom-shape svg:width="0.09551in" svg:height="0.84158in" draw:id="id99" draw:style-name="a536" draw:transform="translate(-0.04775in -0.42079in) rotate(-5.47853) translate(1.32946in 1.10546in)" draw:name="Oval 78">
              <svg:title/>
              <svg:desc/>
              <text:p text:style-name="a535" text:class-names="" text:cond-style-name=""><text:span text:style-name="a534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07872in" svg:height="0.87159in" draw:id="id124" draw:style-name="a539" draw:transform="translate(-0.03936in -0.43579in) rotate(-5.47853) translate(1.41388in 1.18746in)" draw:name="Oval 79">
              <svg:title/>
              <svg:desc/>
              <text:p text:style-name="a538" text:class-names="" text:cond-style-name=""><text:span text:style-name="a53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19535in" svg:height="0.57514in" draw:id="id125" draw:style-name="a542" draw:transform="translate(-0.09767in -0.28757in) rotate(-5.47853) translate(1.61587in 1.37834in)" draw:name="Rectangle 80">
              <svg:title/>
              <svg:desc/>
              <text:p text:style-name="a541" text:class-names="" text:cond-style-name=""><text:span text:style-name="a5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81" draw:id="id67">
            <svg:title/>
            <svg:desc/>
            <draw:custom-shape svg:width="0.09551in" svg:height="0.84158in" draw:id="id121" draw:style-name="a527" draw:transform="translate(-0.04775in -0.42079in) rotate(-5.47853) translate(1.21292in 1.20416in)" draw:name="Oval 82">
              <svg:title/>
              <svg:desc/>
              <text:p text:style-name="a526" text:class-names="" text:cond-style-name=""><text:span text:style-name="a52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07872in" svg:height="0.87159in" draw:id="id122" draw:style-name="a530" draw:transform="translate(-0.03936in -0.43579in) rotate(-5.47853) translate(1.29733in 1.28615in)" draw:name="Oval 83">
              <svg:title/>
              <svg:desc/>
              <text:p text:style-name="a529" text:class-names="" text:cond-style-name=""><text:span text:style-name="a52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19535in" svg:height="0.57514in" draw:id="id123" draw:style-name="a533" draw:transform="translate(-0.09767in -0.28757in) rotate(-5.47853) translate(1.49933in 1.47703in)" draw:name="Rectangle 84">
              <svg:title/>
              <svg:desc/>
              <text:p text:style-name="a532" text:class-names="" text:cond-style-name=""><text:span text:style-name="a5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85" draw:id="id68">
            <svg:title/>
            <svg:desc/>
            <draw:custom-shape svg:width="0.09551in" svg:height="0.84158in" draw:id="id118" draw:style-name="a518" draw:transform="translate(-0.04775in -0.42079in) rotate(-5.47853) translate(1.10865in 1.3261in)" draw:name="Oval 86">
              <svg:title/>
              <svg:desc/>
              <text:p text:style-name="a517" text:class-names="" text:cond-style-name=""><text:span text:style-name="a51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07872in" svg:height="0.87159in" draw:id="id119" draw:style-name="a521" draw:transform="translate(-0.03936in -0.43579in) rotate(-5.47853) translate(1.19307in 1.40809in)" draw:name="Oval 87">
              <svg:title/>
              <svg:desc/>
              <text:p text:style-name="a520" text:class-names="" text:cond-style-name=""><text:span text:style-name="a51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19535in" svg:height="0.57514in" draw:id="id120" draw:style-name="a524" draw:transform="translate(-0.09767in -0.28757in) rotate(-5.47853) translate(1.39506in 1.59897in)" draw:name="Rectangle 88">
              <svg:title/>
              <svg:desc/>
              <text:p text:style-name="a523" text:class-names="" text:cond-style-name=""><text:span text:style-name="a52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73" draw:id="id69">
            <svg:title/>
            <svg:desc/>
            <draw:custom-shape svg:width="0.09551in" svg:height="0.84158in" draw:id="id115" draw:style-name="a509" draw:transform="translate(-0.04775in -0.42079in) rotate(-5.47853) translate(0.76493in 1.67877in)" draw:name="Oval 74">
              <svg:title/>
              <svg:desc/>
              <text:p text:style-name="a508" text:class-names="" text:cond-style-name=""><text:span text:style-name="a50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07872in" svg:height="0.87159in" draw:id="id116" draw:style-name="a512" draw:transform="translate(-0.03936in -0.43579in) rotate(-5.47853) translate(0.84935in 1.76077in)" draw:name="Oval 75">
              <svg:title/>
              <svg:desc/>
              <text:p text:style-name="a511" text:class-names="" text:cond-style-name=""><text:span text:style-name="a51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19535in" svg:height="0.57514in" draw:id="id117" draw:style-name="a515" draw:transform="translate(-0.09767in -0.28757in) rotate(-5.47853) translate(1.05134in 1.95163in)" draw:name="Rectangle 76">
              <svg:title/>
              <svg:desc/>
              <text:p text:style-name="a514" text:class-names="" text:cond-style-name=""><text:span text:style-name="a5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69" draw:id="id70">
            <svg:title/>
            <svg:desc/>
            <draw:custom-shape svg:width="0.09551in" svg:height="0.84158in" draw:id="id112" draw:style-name="a500" draw:transform="translate(-0.04775in -0.42079in) rotate(-5.47853) translate(0.64838in 1.77747in)" draw:name="Oval 70">
              <svg:title/>
              <svg:desc/>
              <text:p text:style-name="a499" text:class-names="" text:cond-style-name=""><text:span text:style-name="a49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07872in" svg:height="0.87159in" draw:id="id113" draw:style-name="a503" draw:transform="translate(-0.03936in -0.43579in) rotate(-5.47853) translate(0.7328in 1.85946in)" draw:name="Oval 71">
              <svg:title/>
              <svg:desc/>
              <text:p text:style-name="a502" text:class-names="" text:cond-style-name=""><text:span text:style-name="a50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19535in" svg:height="0.57514in" draw:id="id114" draw:style-name="a506" draw:transform="translate(-0.09767in -0.28757in) rotate(-5.47853) translate(0.93479in 2.05033in)" draw:name="Rectangle 72">
              <svg:title/>
              <svg:desc/>
              <text:p text:style-name="a505" text:class-names="" text:cond-style-name=""><text:span text:style-name="a50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68" draw:id="id71">
            <svg:title/>
            <svg:desc/>
            <draw:custom-shape svg:width="0.09551in" svg:height="0.84158in" draw:id="id109" draw:style-name="a491" draw:transform="translate(-0.04775in -0.42079in) rotate(-5.47853) translate(0.54412in 1.8994in)" draw:name="Oval 65">
              <svg:title/>
              <svg:desc/>
              <text:p text:style-name="a490" text:class-names="" text:cond-style-name=""><text:span text:style-name="a48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07872in" svg:height="0.87159in" draw:id="id110" draw:style-name="a494" draw:transform="translate(-0.03936in -0.43579in) rotate(-5.47853) translate(0.62854in 1.9814in)" draw:name="Oval 66">
              <svg:title/>
              <svg:desc/>
              <text:p text:style-name="a493" text:class-names="" text:cond-style-name=""><text:span text:style-name="a492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19535in" svg:height="0.57514in" draw:id="id111" draw:style-name="a497" draw:transform="translate(-0.09767in -0.28757in) rotate(-5.47853) translate(0.83053in 2.17227in)" draw:name="Rectangle 67">
              <svg:title/>
              <svg:desc/>
              <text:p text:style-name="a496" text:class-names="" text:cond-style-name=""><text:span text:style-name="a4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width="0.74317in" svg:height="0.06717in" draw:id="id72" draw:style-name="a384" draw:transform="translate(-0.37158in -0.03358in) rotate(-0.77129) translate(4.35848in 2.8489in)" draw:name="Rectangle 24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17in" svg:height="0.06717in" draw:id="id73" draw:style-name="a387" draw:transform="translate(-0.37158in -0.03358in) rotate(-5.49417) translate(2.34143in 2.84463in)" draw:name="Rectangle 23">
            <svg:title/>
            <svg:desc/>
            <text:p text:style-name="a386" text:class-names="" text:cond-style-name=""><text:span text:style-name="a3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763in" svg:y="2.95772in" svg:width="0.74317in" svg:height="0.06717in" draw:id="id74" draw:style-name="a390" draw:name="Rectangle 22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6112in" svg:height="0.56256in" draw:id="id75" draw:style-name="a393" draw:transform="translate(-0.13056in -0.28128in) rotate(-3.14159) translate(3.82857in 2.92914in)" draw:name="L-Shape 21">
            <svg:title/>
            <svg:desc/>
            <text:p text:style-name="a392" text:class-names="" text:cond-style-name=""><text:span text:style-name="a39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20 ?f22 ?f12 ?f22 ?f12 ?f13 ?f7 ?f13 Z N" draw:text-areas="?f7 ?f26 ?f24 ?f13" draw:glue-points="?f12 ?f27 ?f23 ?f7" draw:glue-point-leaving-directions="-9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4021"/>
              <draw:equation draw:name="f9" draw:formula="2479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min(?f15, ?f14)"/>
              <draw:equation draw:name="f17" draw:formula="?f15 - ?f14"/>
              <draw:equation draw:name="f18" draw:formula="?f16 * ?f9"/>
              <draw:equation draw:name="f19" draw:formula="?f16 * ?f8"/>
              <draw:equation draw:name="f20" draw:formula="?f18 / 100000"/>
              <draw:equation draw:name="f21" draw:formula="?f19 / 100000"/>
              <draw:equation draw:name="f22" draw:formula="?f13 - ?f21"/>
              <draw:equation draw:name="f23" draw:formula="?f20 / 2"/>
              <draw:equation draw:name="f24" draw:formula="if(?f17, ?f12, ?f20)"/>
              <draw:equation draw:name="f25" draw:formula="?f22 + ?f13"/>
              <draw:equation draw:name="f26" draw:formula="if(?f17, ?f22, ?f7)"/>
              <draw:equation draw:name="f27" draw:formula="?f25 / 2"/>
            </draw:enhanced-geometry>
          </draw:custom-shape>
          <draw:custom-shape svg:width="0.26112in" svg:height="0.56256in" draw:id="id76" draw:style-name="a396" draw:transform="translate(-0.13056in -0.28128in) rotate(-3.14159) translate(2.83183in 2.92295in)" draw:name="L-Shape 20">
            <svg:title/>
            <svg:desc/>
            <text:p text:style-name="a395" text:class-names="" text:cond-style-name=""><text:span text:style-name="a39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20 ?f22 ?f12 ?f22 ?f12 ?f13 ?f7 ?f13 Z N" draw:text-areas="?f7 ?f26 ?f24 ?f13" draw:glue-points="?f12 ?f27 ?f23 ?f7" draw:glue-point-leaving-directions="-9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4021"/>
              <draw:equation draw:name="f9" draw:formula="2479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min(?f15, ?f14)"/>
              <draw:equation draw:name="f17" draw:formula="?f15 - ?f14"/>
              <draw:equation draw:name="f18" draw:formula="?f16 * ?f9"/>
              <draw:equation draw:name="f19" draw:formula="?f16 * ?f8"/>
              <draw:equation draw:name="f20" draw:formula="?f18 / 100000"/>
              <draw:equation draw:name="f21" draw:formula="?f19 / 100000"/>
              <draw:equation draw:name="f22" draw:formula="?f13 - ?f21"/>
              <draw:equation draw:name="f23" draw:formula="?f20 / 2"/>
              <draw:equation draw:name="f24" draw:formula="if(?f17, ?f12, ?f20)"/>
              <draw:equation draw:name="f25" draw:formula="?f22 + ?f13"/>
              <draw:equation draw:name="f26" draw:formula="if(?f17, ?f22, ?f7)"/>
              <draw:equation draw:name="f27" draw:formula="?f25 / 2"/>
            </draw:enhanced-geometry>
          </draw:custom-shape>
          <draw:custom-shape svg:x="2.65337in" svg:y="4.47954in" svg:width="0.57576in" svg:height="1.30231in" draw:id="id77" draw:style-name="a399" draw:name="Rectangle: Rounded Corners 3">
            <svg:title/>
            <svg:desc/>
            <text:p text:style-name="a398" text:class-names="" text:cond-style-name=""><text:span text:style-name="a39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3.45778in" svg:y="4.47954in" svg:width="0.57576in" svg:height="1.30231in" draw:id="id78" draw:style-name="a402" draw:name="Rectangle: Rounded Corners 4">
            <svg:title/>
            <svg:desc/>
            <text:p text:style-name="a401" text:class-names="" text:cond-style-name=""><text:span text:style-name="a40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5793in" svg:y="3.14981in" svg:width="0.57576in" svg:height="1.30231in" draw:id="id79" draw:style-name="a405" draw:name="Rectangle: Rounded Corners 5">
            <svg:title/>
            <svg:desc/>
            <text:p text:style-name="a404" text:class-names="" text:cond-style-name=""><text:span text:style-name="a40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3.4576in" svg:y="3.14981in" svg:width="0.57576in" svg:height="1.30231in" draw:id="id80" draw:style-name="a408" draw:name="Rectangle: Rounded Corners 6">
            <svg:title/>
            <svg:desc/>
            <text:p text:style-name="a407" text:class-names="" text:cond-style-name=""><text:span text:style-name="a40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Group 9" draw:id="id81">
            <svg:title/>
            <svg:desc/>
            <draw:custom-shape svg:width="0.57576in" svg:height="1.30231in" draw:id="id107" draw:style-name="a485" draw:transform="translate(-0.28788in -0.65115in) rotate(-5.48856) translate(1.7283in 2.83076in)" draw:name="Rectangle: Rounded Corners 7">
              <svg:title/>
              <svg:desc/>
              <text:p text:style-name="a484" text:class-names="" text:cond-style-name=""><text:span text:style-name="a483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width="0.57576in" svg:height="1.30231in" draw:id="id108" draw:style-name="a488" draw:transform="translate(-0.28788in -0.65115in) rotate(-5.48856) translate(2.2885in 2.26011in)" draw:name="Rectangle: Rounded Corners 8">
              <svg:title/>
              <svg:desc/>
              <text:p text:style-name="a487" text:class-names="" text:cond-style-name=""><text:span text:style-name="a486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name="Group 10" draw:id="id82">
            <svg:title/>
            <svg:desc/>
            <draw:custom-shape svg:width="0.57576in" svg:height="1.30231in" draw:id="id105" draw:style-name="a479" draw:transform="translate(-0.28788in -0.65115in) rotate(-0.7854) translate(4.34468in 2.23772in)" draw:name="Rectangle: Rounded Corners 11">
              <svg:title/>
              <svg:desc/>
              <text:p text:style-name="a478" text:class-names="" text:cond-style-name=""><text:span text:style-name="a477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width="0.57576in" svg:height="1.30231in" draw:id="id106" draw:style-name="a482" draw:transform="translate(-0.28788in -0.65115in) rotate(-0.7854) translate(4.91013in 2.80317in)" draw:name="Rectangle: Rounded Corners 12">
              <svg:title/>
              <svg:desc/>
              <text:p text:style-name="a481" text:class-names="" text:cond-style-name=""><text:span text:style-name="a480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custom-shape svg:width="0.57576in" svg:height="0.64563in" draw:id="id83" draw:style-name="a411" draw:transform="translate(-0.28788in -0.32281in) rotate(-5.48856) translate(0.99496in 2.11385in)" draw:name="Rectangle: Rounded Corners 14">
            <svg:title/>
            <svg:desc/>
            <text:p text:style-name="a410" text:class-names="" text:cond-style-name=""><text:span text:style-name="a409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width="0.57576in" svg:height="0.64563in" draw:id="id84" draw:style-name="a414" draw:transform="translate(-0.28788in -0.32281in) rotate(-5.48856) translate(1.55517in 1.54321in)" draw:name="Rectangle: Rounded Corners 15">
            <svg:title/>
            <svg:desc/>
            <text:p text:style-name="a413" text:class-names="" text:cond-style-name=""><text:span text:style-name="a41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Group 16" draw:id="id85">
            <svg:title/>
            <svg:desc/>
            <draw:custom-shape svg:width="0.57576in" svg:height="0.64563in" draw:id="id103" draw:style-name="a473" draw:transform="translate(-0.28788in -0.32281in) rotate(-0.7854) translate(5.06517in 1.50456in)" draw:name="Rectangle: Rounded Corners 17">
              <svg:title/>
              <svg:desc/>
              <text:p text:style-name="a472" text:class-names="" text:cond-style-name=""><text:span text:style-name="a471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width="0.57576in" svg:height="0.64563in" draw:id="id104" draw:style-name="a476" draw:transform="translate(-0.28788in -0.32281in) rotate(-0.7854) translate(5.63062in 2.07001in)" draw:name="Rectangle: Rounded Corners 18">
              <svg:title/>
              <svg:desc/>
              <text:p text:style-name="a475" text:class-names="" text:cond-style-name=""><text:span text:style-name="a474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frame draw:id="id86" draw:style-name="a418" draw:name="TextBox 53" svg:x="3.41578in" svg:y="4.9046in" svg:width="0.77185in" svg:height="0.43757in">
            <draw:text-box>
              <text:p text:style-name="a417" text:class-names="" text:cond-style-name=""><draw:frame draw:style-name="a415" text:anchor-type="as-char" svg:x="1174.01306in" svg:y="0in" svg:width="0.35931in" svg:height="0.3in" style:rel-width="scale" style:rel-height="scale"><draw:object xlink:href="Object 1/" xlink:type="simple" xlink:show="embed" xlink:actuate="onLoad"/></draw:frame><text:span text:style-name="a416" text:class-names="">3</text:span></text:p>
            </draw:text-box>
            <svg:title/>
            <svg:desc/>
          </draw:frame>
          <draw:frame draw:id="id87" draw:style-name="a422" draw:name="TextBox 54" svg:x="2.60973in" svg:y="4.9046in" svg:width="0.77185in" svg:height="0.43757in">
            <draw:text-box>
              <text:p text:style-name="a421" text:class-names="" text:cond-style-name=""><draw:frame draw:style-name="a419" text:anchor-type="as-char" svg:x="1174.01306in" svg:y="0in" svg:width="0.35931in" svg:height="0.3in" style:rel-width="scale" style:rel-height="scale"><draw:object xlink:href="Object 2/" xlink:type="simple" xlink:show="embed" xlink:actuate="onLoad"/></draw:frame><text:span text:style-name="a420" text:class-names="">3</text:span></text:p>
            </draw:text-box>
            <svg:title/>
            <svg:desc/>
          </draw:frame>
          <draw:frame draw:id="id88" draw:style-name="a426" draw:name="TextBox 55" svg:x="2.60973in" svg:y="3.61966in" svg:width="0.77185in" svg:height="0.43757in">
            <draw:text-box>
              <text:p text:style-name="a425" text:class-names="" text:cond-style-name=""><draw:frame draw:style-name="a423" text:anchor-type="as-char" svg:x="1174.01306in" svg:y="0in" svg:width="0.35931in" svg:height="0.3in" style:rel-width="scale" style:rel-height="scale"><draw:object xlink:href="Object 3/" xlink:type="simple" xlink:show="embed" xlink:actuate="onLoad"/></draw:frame><text:span text:style-name="a424" text:class-names="">2</text:span></text:p>
            </draw:text-box>
            <svg:title/>
            <svg:desc/>
          </draw:frame>
          <draw:frame draw:id="id89" draw:style-name="a430" draw:name="TextBox 56" svg:x="3.39538in" svg:y="3.61004in" svg:width="0.77185in" svg:height="0.43757in">
            <draw:text-box>
              <text:p text:style-name="a429" text:class-names="" text:cond-style-name=""><draw:frame draw:style-name="a427" text:anchor-type="as-char" svg:x="1174.01306in" svg:y="0in" svg:width="0.35931in" svg:height="0.3in" style:rel-width="scale" style:rel-height="scale"><draw:object xlink:href="Object 4/" xlink:type="simple" xlink:show="embed" xlink:actuate="onLoad"/></draw:frame><text:span text:style-name="a428" text:class-names="">2</text:span></text:p>
            </draw:text-box>
            <svg:title/>
            <svg:desc/>
          </draw:frame>
          <draw:frame draw:id="id90" draw:style-name="a434" draw:name="TextBox 57" svg:x="1.86494in" svg:y="2.00474in" svg:width="0.77185in" svg:height="0.43757in">
            <draw:text-box>
              <text:p text:style-name="a433" text:class-names="" text:cond-style-name=""><draw:frame draw:style-name="a431" text:anchor-type="as-char" svg:x="1174.01306in" svg:y="0in" svg:width="0.35931in" svg:height="0.3in" style:rel-width="scale" style:rel-height="scale"><draw:object xlink:href="Object 5/" xlink:type="simple" xlink:show="embed" xlink:actuate="onLoad"/></draw:frame><text:span text:style-name="a432" text:class-names="">1</text:span></text:p>
            </draw:text-box>
            <svg:title/>
            <svg:desc/>
          </draw:frame>
          <draw:frame draw:id="id91" draw:style-name="a438" draw:name="TextBox 58" svg:x="3.99583in" svg:y="2.01091in" svg:width="0.77185in" svg:height="0.43757in">
            <draw:text-box>
              <text:p text:style-name="a437" text:class-names="" text:cond-style-name=""><draw:frame draw:style-name="a435" text:anchor-type="as-char" svg:x="1174.01306in" svg:y="0in" svg:width="0.35931in" svg:height="0.3in" style:rel-width="scale" style:rel-height="scale"><draw:object xlink:href="Object 6/" xlink:type="simple" xlink:show="embed" xlink:actuate="onLoad"/></draw:frame><text:span text:style-name="a436" text:class-names="">1</text:span></text:p>
            </draw:text-box>
            <svg:title/>
            <svg:desc/>
          </draw:frame>
          <draw:frame draw:id="id92" draw:style-name="a442" draw:name="TextBox 59" svg:x="4.55986in" svg:y="2.53323in" svg:width="0.77185in" svg:height="0.40391in">
            <draw:text-box>
              <text:p text:style-name="a441" text:class-names="" text:cond-style-name=""><draw:frame draw:style-name="a439" text:anchor-type="as-char" svg:x="1174.02868in" svg:y="0in" svg:width="0.32806in" svg:height="0.3in" style:rel-width="scale" style:rel-height="scale"><draw:object xlink:href="Object 7/" xlink:type="simple" xlink:show="embed" xlink:actuate="onLoad"/></draw:frame><text:span text:style-name="a440" text:class-names=""/></text:p>
            </draw:text-box>
            <svg:title/>
            <svg:desc/>
          </draw:frame>
          <draw:frame draw:id="id93" draw:style-name="a446" draw:name="TextBox 60" svg:x="1.28147in" svg:y="2.58439in" svg:width="0.77185in" svg:height="0.40391in">
            <draw:text-box>
              <text:p text:style-name="a445" text:class-names="" text:cond-style-name=""><draw:frame draw:style-name="a443" text:anchor-type="as-char" svg:x="1174.02868in" svg:y="0in" svg:width="0.32806in" svg:height="0.3in" style:rel-width="scale" style:rel-height="scale"><draw:object xlink:href="Object 8/" xlink:type="simple" xlink:show="embed" xlink:actuate="onLoad"/></draw:frame><text:span text:style-name="a444" text:class-names=""/></text:p>
            </draw:text-box>
            <svg:title/>
            <svg:desc/>
          </draw:frame>
          <draw:frame draw:id="id94" draw:style-name="a450" draw:name="TextBox 61" svg:x="5.2533in" svg:y="1.8758in" svg:width="0.76289in" svg:height="0.40391in">
            <draw:text-box>
              <text:p text:style-name="a449" text:class-names="" text:cond-style-name=""><draw:frame draw:style-name="a447" text:anchor-type="as-char" svg:x="1174.03444in" svg:y="0in" svg:width="0.31653in" svg:height="0.3in" style:rel-width="scale" style:rel-height="scale"><draw:object xlink:href="Object 9/" xlink:type="simple" xlink:show="embed" xlink:actuate="onLoad"/></draw:frame><text:span text:style-name="a448" text:class-names=""/></text:p>
            </draw:text-box>
            <svg:title/>
            <svg:desc/>
          </draw:frame>
          <draw:frame draw:id="id95" draw:style-name="a454" draw:name="TextBox 62" svg:x="4.71614in" svg:y="1.30693in" svg:width="0.7629in" svg:height="0.40391in">
            <draw:text-box>
              <text:p text:style-name="a453" text:class-names="" text:cond-style-name=""><draw:frame draw:style-name="a451" text:anchor-type="as-char" svg:x="1174.01882in" svg:y="0in" svg:width="0.34778in" svg:height="0.3in" style:rel-width="scale" style:rel-height="scale"><draw:object xlink:href="Object 10/" xlink:type="simple" xlink:show="embed" xlink:actuate="onLoad"/></draw:frame><text:span text:style-name="a452" text:class-names=""/></text:p>
            </draw:text-box>
            <svg:title/>
            <svg:desc/>
          </draw:frame>
          <draw:frame draw:id="id96" draw:style-name="a458" draw:name="TextBox 63" svg:x="0.60099in" svg:y="1.88416in" svg:width="0.76289in" svg:height="0.40391in">
            <draw:text-box>
              <text:p text:style-name="a457" text:class-names="" text:cond-style-name=""><draw:frame draw:style-name="a455" text:anchor-type="as-char" svg:x="1174.03444in" svg:y="0in" svg:width="0.31653in" svg:height="0.3in" style:rel-width="scale" style:rel-height="scale"><draw:object xlink:href="Object 11/" xlink:type="simple" xlink:show="embed" xlink:actuate="onLoad"/></draw:frame><text:span text:style-name="a456" text:class-names=""/></text:p>
            </draw:text-box>
            <svg:title/>
            <svg:desc/>
          </draw:frame>
          <draw:frame draw:id="id97" draw:style-name="a462" draw:name="TextBox 64" svg:x="1.17372in" svg:y="1.31802in" svg:width="0.7629in" svg:height="0.40391in">
            <draw:text-box>
              <text:p text:style-name="a461" text:class-names="" text:cond-style-name=""><draw:frame draw:style-name="a459" text:anchor-type="as-char" svg:x="1174.01882in" svg:y="0in" svg:width="0.34778in" svg:height="0.3in" style:rel-width="scale" style:rel-height="scale"><draw:object xlink:href="Object 12/" xlink:type="simple" xlink:show="embed" xlink:actuate="onLoad"/></draw:frame><text:span text:style-name="a460" text:class-names=""/></text:p>
            </draw:text-box>
            <svg:title/>
            <svg:desc/>
          </draw:frame>
          <draw:frame draw:id="id98" draw:style-name="a466" draw:name="TextBox 91" svg:x="2.76357in" svg:y="0.62064in" svg:width="1.13129in" svg:height="0.40391in">
            <draw:text-box>
              <text:p text:style-name="a465" text:class-names="" text:cond-style-name=""><text:span text:style-name="a463" text:class-names="">CDRH3</text:span><text:span text:style-name="a464" text:class-names=""/></text:p>
            </draw:text-box>
            <svg:title/>
            <svg:desc/>
          </draw:frame>
          <draw:connector draw:type="standard" svg:x1="1.02625in" svg:y1="0.81371in" draw:start-shape="id98" draw:start-glue-point="3" svg:x2="2.76357in" svg:y2="0.8226in" draw:end-shape="id99" draw:end-glue-point="0" draw:id="id100" draw:style-name="a468" draw:transform="translate(-1.89491in -0.81815in) rotate(-3.14159) translate(1.89491in 0.81815in)" draw:name="Elbow Connector 93">
            <svg:title/>
            <svg:desc/>
          </draw:connector>
          <draw:connector draw:type="standard" svg:x1="3.89486in" svg:y1="0.8226in" draw:start-shape="id98" draw:start-glue-point="1" svg:x2="5.58005in" svg:y2="0.75948in" draw:end-shape="id101" draw:end-glue-point="0" draw:id="id102" draw:style-name="a470" draw:name="Elbow Connector 96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4875in" svg:y="0.98194in" svg:width="5.525in" svg:height="2.08889in"/>
      <presentation:placeholder presentation:object="subtitle" svg:x="0.8125in" svg:y="3.15139in" svg:width="4.875in" svg:height="1.44861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2" style:display-name="Title and Content">
      <presentation:placeholder presentation:object="title" svg:x="0.44688in" svg:y="0.31945in" svg:width="5.60625in" svg:height="1.15972in"/>
      <presentation:placeholder presentation:object="object" svg:x="0.44688in" svg:y="1.59722in" svg:width="5.60625in" svg:height="3.80694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3" style:display-name="Section Header">
      <presentation:placeholder presentation:object="title" svg:x="0.44349in" svg:y="1.49583in" svg:width="5.60625in" svg:height="2.49583in"/>
      <presentation:placeholder presentation:object="outline" svg:x="0.44349in" svg:y="4.01528in" svg:width="5.60625in" svg:height="1.3125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4" style:display-name="Two Content">
      <presentation:placeholder presentation:object="title" svg:x="0.44688in" svg:y="0.31945in" svg:width="5.60625in" svg:height="1.15972in"/>
      <presentation:placeholder presentation:object="object" svg:x="0.44688in" svg:y="1.59722in" svg:width="2.7625in" svg:height="3.80694in"/>
      <presentation:placeholder presentation:object="object" svg:x="3.29063in" svg:y="1.59722in" svg:width="2.7625in" svg:height="3.80694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5" style:display-name="Comparison">
      <presentation:placeholder presentation:object="title" svg:x="0.44772in" svg:y="0.31945in" svg:width="5.60625in" svg:height="1.15972in"/>
      <presentation:placeholder presentation:object="outline" svg:x="0.44772in" svg:y="1.47083in" svg:width="2.7498in" svg:height="0.72083in"/>
      <presentation:placeholder presentation:object="object" svg:x="0.44772in" svg:y="2.19167in" svg:width="2.7498in" svg:height="3.22361in"/>
      <presentation:placeholder presentation:object="outline" svg:x="3.29063in" svg:y="1.47083in" svg:width="2.76335in" svg:height="0.72083in"/>
      <presentation:placeholder presentation:object="object" svg:x="3.29063in" svg:y="2.19167in" svg:width="2.76335in" svg:height="3.22361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6" style:display-name="Title Only">
      <presentation:placeholder presentation:object="title" svg:x="0.44688in" svg:y="0.31945in" svg:width="5.60625in" svg:height="1.15972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7" style:display-name="Blank"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8" style:display-name="Content with Caption">
      <presentation:placeholder presentation:object="title" svg:x="0.44772in" svg:y="0.4in" svg:width="2.09642in" svg:height="1.4in"/>
      <presentation:placeholder presentation:object="object" svg:x="2.76335in" svg:y="0.86389in" svg:width="3.29063in" svg:height="4.26389in"/>
      <presentation:placeholder presentation:object="outline" svg:x="0.44772in" svg:y="1.8in" svg:width="2.09642in" svg:height="3.33472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9" style:display-name="Picture with Caption">
      <presentation:placeholder presentation:object="title" svg:x="0.44772in" svg:y="0.4in" svg:width="2.09642in" svg:height="1.4in"/>
      <presentation:placeholder presentation:object="graphic" svg:x="2.76335in" svg:y="0.86389in" svg:width="3.29063in" svg:height="4.26389in"/>
      <presentation:placeholder presentation:object="outline" svg:x="0.44772in" svg:y="1.8in" svg:width="2.09642in" svg:height="3.33472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10" style:display-name="Title and Vertical Text">
      <presentation:placeholder presentation:object="title" svg:x="0.44688in" svg:y="0.31945in" svg:width="5.60625in" svg:height="1.15972in"/>
      <presentation:placeholder presentation:object="outline" svg:x="0.44688in" svg:y="1.59722in" svg:width="5.60625in" svg:height="3.80694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presentation-page-layout style:name="Master1-PPL11" style:display-name="Vertical Title and Text">
      <presentation:placeholder presentation:object="title" svg:x="4.65156in" svg:y="0.31944in" svg:width="1.40156in" svg:height="5.08472in"/>
      <presentation:placeholder presentation:object="outline" svg:x="0.44688in" svg:y="0.31944in" svg:width="4.12344in" svg:height="5.08472in"/>
      <presentation:placeholder presentation:object="date-time" svg:x="0.44688in" svg:y="5.56111in" svg:width="1.4625in" svg:height="0.31944in"/>
      <presentation:placeholder presentation:object="footer" svg:x="2.15313in" svg:y="5.56111in" svg:width="2.19375in" svg:height="0.31944in"/>
      <presentation:placeholder presentation:object="page-number" svg:x="4.59063in" svg:y="5.56111in" svg:width="1.4625in" svg:height="0.31944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67" svg:viewBox="0 0 20 30" svg:d="m10 0-10 30h20z"/>
    <draw:marker draw:name="a469" svg:viewBox="0 0 20 30" svg:d="m10 0-10 30h20z"/>
  </office:styles>
  <office:automatic-styles>
    <style:page-layout style:name="pageLayout1">
      <style:page-layout-properties fo:page-width="6.5in" fo:page-height="6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65in" fo:margin-left="0in" fo:margin-right="0in" fo:text-indent="0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65in" fo:margin-left="1.13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65in" fo:margin-left="1.46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65in" fo:margin-left="1.13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65in" fo:margin-left="0in" fo:margin-right="0in" fo:text-indent="0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65in" fo:margin-left="1.46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65in" fo:margin-left="0.1625in" fo:margin-right="0in" fo:text-indent="-0.1625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65in" fo:margin-left="0.1625in" fo:margin-right="0in" fo:text-indent="-0.1625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65in" fo:margin-left="0.48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65in" fo:margin-left="0.48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65in" fo:margin-left="0.81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65in" fo:margin-left="0.81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65in" fo:margin-left="1.13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65in" fo:margin-left="1.46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65in" fo:margin-left="0.81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65in" fo:margin-left="1.13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65in" fo:margin-left="1.46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8889in" style:font-size-asian="0.28889in" style:font-size-complex="0.2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8889in" style:font-size-asian="0.28889in" style:font-size-complex="0.2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889in" style:font-size-asian="0.28889in" style:font-size-complex="0.2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65in" fo:margin-left="0.1625in" fo:margin-right="0in" fo:text-indent="-0.1625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65in" fo:margin-left="0.48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65in" fo:margin-left="0.1625in" fo:margin-right="0in" fo:text-indent="-0.1625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65in" fo:margin-left="0.48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65in" fo:margin-left="0.81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65in" fo:margin-left="1.13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65in" fo:margin-left="0.81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65in" fo:margin-left="1.46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65in" fo:margin-left="1.13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65in" fo:margin-left="0in" fo:margin-right="0in" fo:text-indent="0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65in" fo:margin-left="1.46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444in" style:font-size-asian="0.14444in" style:font-size-complex="0.1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65in" fo:margin-left="0in" fo:margin-right="0in" fo:text-indent="0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65in" fo:margin-left="0.1625in" fo:margin-right="0in" fo:text-indent="-0.1625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65in" fo:margin-left="0.48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65in" fo:margin-left="0.81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65in" fo:margin-left="1.13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8889in" style:font-size-asian="0.28889in" style:font-size-complex="0.2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65in" fo:margin-left="0.1625in" fo:margin-right="0in" fo:text-indent="-0.1625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65in" fo:margin-left="1.46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65in" fo:margin-left="0.48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65in" fo:margin-left="0.81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8889in" style:font-size-asian="0.28889in" style:font-size-complex="0.2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889in" style:font-size-asian="0.28889in" style:font-size-complex="0.2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889in" style:font-size-asian="0.28889in" style:font-size-complex="0.2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65in" fo:margin-left="0in" fo:margin-right="0in" fo:text-indent="0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444in" style:font-size-asian="0.14444in" style:font-size-complex="0.1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65in" fo:margin-left="0in" fo:margin-right="0in" fo:text-indent="0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65in" fo:margin-left="1.13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65in" fo:margin-left="1.46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65in" fo:margin-left="0.1625in" fo:margin-right="0in" fo:text-indent="-0.1625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65in" fo:margin-left="0.48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65in" fo:margin-left="0.81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65in" fo:margin-left="0in" fo:margin-right="0in" fo:text-indent="0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65in" fo:margin-left="1.13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722in" style:font-size-asian="0.39722in" style:font-size-complex="0.3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65in" fo:margin-left="0.1625in" fo:margin-right="0in" fo:text-indent="-0.1625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65in" fo:margin-left="0.48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65in" fo:margin-left="0.1625in" fo:margin-right="0in" fo:text-indent="-0.1625in" fo:margin-top="0.090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5in" style:font-size-asian="0.1625in" style:font-size-complex="0.1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65in" fo:margin-left="1.46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65in" fo:margin-left="0.487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65in" fo:margin-left="0.8125in" fo:margin-right="0in" fo:text-indent="-0.16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667in" style:font-size-asian="0.21667in" style:font-size-complex="0.2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833in" style:font-size-asian="0.10833in" style:font-size-complex="0.1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65in"/>
      </text:list-level-style-number>
      <text:list-level-style-number text:level="4" style:num-format="">
        <style:list-level-properties text:space-before="0.975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2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275in"/>
      </text:list-level-style-number>
      <text:list-level-style-number text:level="9" style:num-format="">
        <style:list-level-properties text:space-before="2.6in"/>
      </text:list-level-style-number>
    </text:list-style>
    <text:list-style style:name="a137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65in"/>
      </text:list-level-style-number>
      <text:list-level-style-number text:level="4" style:num-format="">
        <style:list-level-properties text:space-before="0.975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2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275in"/>
      </text:list-level-style-number>
      <text:list-level-style-number text:level="9" style:num-format="">
        <style:list-level-properties text:space-before="2.6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65in"/>
      </text:list-level-style-number>
      <text:list-level-style-number text:level="4" style:num-format="">
        <style:list-level-properties text:space-before="0.975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2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275in"/>
      </text:list-level-style-number>
      <text:list-level-style-number text:level="9" style:num-format="">
        <style:list-level-properties text:space-before="2.6in"/>
      </text:list-level-style-number>
    </text:list-style>
    <text:list-style style:name="a10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65in"/>
      </text:list-level-style-number>
      <text:list-level-style-number text:level="4" style:num-format="">
        <style:list-level-properties text:space-before="0.975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2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275in"/>
      </text:list-level-style-number>
      <text:list-level-style-number text:level="9" style:num-format="">
        <style:list-level-properties text:space-before="2.6in"/>
      </text:list-level-style-number>
    </text:list-style>
    <text:list-style style:name="a140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65in"/>
      </text:list-level-style-number>
      <text:list-level-style-number text:level="4" style:num-format="">
        <style:list-level-properties text:space-before="0.975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2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275in"/>
      </text:list-level-style-number>
      <text:list-level-style-number text:level="9" style:num-format="">
        <style:list-level-properties text:space-before="2.6in"/>
      </text:list-level-style-number>
    </text:list-style>
    <text:list-style style:name="a120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5in" text:min-label-width="0.1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75in" text:min-label-width="0.1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in" text:min-label-width="0.1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25in" text:min-label-width="0.1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1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75in" text:min-label-width="0.1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16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44688in" svg:y="0.31945in" svg:width="5.60625in" svg:height="1.15972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4688in" svg:y="1.59722in" svg:width="5.60625in" svg:height="3.8069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44688in" svg:y="5.56111in" svg:width="1.4625in" svg:height="0.31944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3/05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2.15313in" svg:y="5.56111in" svg:width="2.19375in" svg:height="0.31944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4.59063in" svg:y="5.56111in" svg:width="1.4625in" svg:height="0.31944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4875in" svg:y="0.98194in" svg:width="5.525in" svg:height="2.08889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0.8125in" svg:y="3.15139in" svg:width="4.875in" svg:height="1.44861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44688in" svg:y="5.56111in" svg:width="1.4625in" svg:height="0.31944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3/05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2.15313in" svg:y="5.56111in" svg:width="2.19375in" svg:height="0.31944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4.59063in" svg:y="5.56111in" svg:width="1.4625in" svg:height="0.31944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44688in" svg:y="0.31945in" svg:width="5.60625in" svg:height="1.15972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44688in" svg:y="1.59722in" svg:width="5.60625in" svg:height="3.8069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44688in" svg:y="5.56111in" svg:width="1.4625in" svg:height="0.31944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3/05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2.15313in" svg:y="5.56111in" svg:width="2.19375in" svg:height="0.31944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4.59063in" svg:y="5.56111in" svg:width="1.4625in" svg:height="0.31944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44349in" svg:y="1.49583in" svg:width="5.60625in" svg:height="2.49583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44349in" svg:y="4.01528in" svg:width="5.60625in" svg:height="1.3125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44688in" svg:y="5.56111in" svg:width="1.4625in" svg:height="0.31944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3/05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2.15313in" svg:y="5.56111in" svg:width="2.19375in" svg:height="0.31944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4.59063in" svg:y="5.56111in" svg:width="1.4625in" svg:height="0.31944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44688in" svg:y="0.31945in" svg:width="5.60625in" svg:height="1.15972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44688in" svg:y="1.59722in" svg:width="2.7625in" svg:height="3.80694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3.29063in" svg:y="1.59722in" svg:width="2.7625in" svg:height="3.8069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44688in" svg:y="5.56111in" svg:width="1.4625in" svg:height="0.31944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3/05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2.15313in" svg:y="5.56111in" svg:width="2.19375in" svg:height="0.31944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4.59063in" svg:y="5.56111in" svg:width="1.4625in" svg:height="0.31944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44772in" svg:y="0.31945in" svg:width="5.60625in" svg:height="1.15972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44772in" svg:y="1.47083in" svg:width="2.7498in" svg:height="0.72083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44772in" svg:y="2.19167in" svg:width="2.7498in" svg:height="3.2236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3.29063in" svg:y="1.47083in" svg:width="2.76335in" svg:height="0.72083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3.29063in" svg:y="2.19167in" svg:width="2.76335in" svg:height="3.2236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44688in" svg:y="5.56111in" svg:width="1.4625in" svg:height="0.31944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3/05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2.15313in" svg:y="5.56111in" svg:width="2.19375in" svg:height="0.31944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4.59063in" svg:y="5.56111in" svg:width="1.4625in" svg:height="0.31944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44688in" svg:y="0.31945in" svg:width="5.60625in" svg:height="1.15972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44688in" svg:y="5.56111in" svg:width="1.4625in" svg:height="0.31944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3/05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2.15313in" svg:y="5.56111in" svg:width="2.19375in" svg:height="0.31944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4.59063in" svg:y="5.56111in" svg:width="1.4625in" svg:height="0.31944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44688in" svg:y="5.56111in" svg:width="1.4625in" svg:height="0.31944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3/05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2.15313in" svg:y="5.56111in" svg:width="2.19375in" svg:height="0.31944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4.59063in" svg:y="5.56111in" svg:width="1.4625in" svg:height="0.31944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44772in" svg:y="0.4in" svg:width="2.09642in" svg:height="1.4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2.76335in" svg:y="0.86389in" svg:width="3.29063in" svg:height="4.26389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44772in" svg:y="1.8in" svg:width="2.09642in" svg:height="3.3347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44688in" svg:y="5.56111in" svg:width="1.4625in" svg:height="0.31944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3/05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2.15313in" svg:y="5.56111in" svg:width="2.19375in" svg:height="0.31944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4.59063in" svg:y="5.56111in" svg:width="1.4625in" svg:height="0.31944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44772in" svg:y="0.4in" svg:width="2.09642in" svg:height="1.4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2.76335in" svg:y="0.86389in" svg:width="3.29063in" svg:height="4.26389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44772in" svg:y="1.8in" svg:width="2.09642in" svg:height="3.3347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44688in" svg:y="5.56111in" svg:width="1.4625in" svg:height="0.31944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13/05/2022</text:date></text:span><text:span text:style-name="a303" text:class-names=""/></text:p>
        </draw:text-box>
        <svg:title/>
        <svg:desc/>
      </draw:frame>
      <draw:frame draw:id="id51" presentation:style-name="a308" draw:name="Footer Placeholder 5" svg:x="2.15313in" svg:y="5.56111in" svg:width="2.19375in" svg:height="0.31944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4.59063in" svg:y="5.56111in" svg:width="1.4625in" svg:height="0.31944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44688in" svg:y="0.31945in" svg:width="5.60625in" svg:height="1.15972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44688in" svg:y="1.59722in" svg:width="5.60625in" svg:height="3.8069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44688in" svg:y="5.56111in" svg:width="1.4625in" svg:height="0.31944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13/05/2022</text:date></text:span><text:span text:style-name="a337" text:class-names=""/></text:p>
        </draw:text-box>
        <svg:title/>
        <svg:desc/>
      </draw:frame>
      <draw:frame draw:id="id56" presentation:style-name="a342" draw:name="Footer Placeholder 4" svg:x="2.15313in" svg:y="5.56111in" svg:width="2.19375in" svg:height="0.31944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4.59063in" svg:y="5.56111in" svg:width="1.4625in" svg:height="0.31944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4.65156in" svg:y="0.31944in" svg:width="1.40156in" svg:height="5.08472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44688in" svg:y="0.31944in" svg:width="4.12344in" svg:height="5.08472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44688in" svg:y="5.56111in" svg:width="1.4625in" svg:height="0.31944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3/05/2022</text:date></text:span><text:span text:style-name="a371" text:class-names=""/></text:p>
        </draw:text-box>
        <svg:title/>
        <svg:desc/>
      </draw:frame>
      <draw:frame draw:id="id61" presentation:style-name="a376" draw:name="Footer Placeholder 4" svg:x="2.15313in" svg:y="5.56111in" svg:width="2.19375in" svg:height="0.31944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4.59063in" svg:y="5.56111in" svg:width="1.4625in" svg:height="0.31944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reczkowski, Kamil</meta:initial-creator>
    <dc:creator>Kamil Dreczkowski</dc:creator>
    <meta:creation-date>2022-05-12T16:27:35Z</meta:creation-date>
    <dc:date>2022-05-13T09:56:48Z</dc:date>
    <meta:template xlink:href="Office%20Theme" xlink:type="simple"/>
    <meta:editing-cycles>2</meta:editing-cycles>
    <meta:editing-duration>PT5186S</meta:editing-duration>
    <meta:document-statistic meta:paragraph-count="13" meta:word-count="1"/>
  </office:meta>
</office:document-meta>
</file>

<file path=Object 1/content.xml><?xml version="1.0" encoding="utf-8"?>
<mml:math xmlns:mml="http://www.w3.org/1998/Math/MathML" display="block">
  <mml:msub>
    <mml:mi mathvariant="normal">C</mml:mi>
    <mml:mi mathvariant="normal">H</mml:mi>
  </mml:msub>
</mml:math>
</file>

<file path=Object 10/content.xml><?xml version="1.0" encoding="utf-8"?>
<mml:math xmlns:mml="http://www.w3.org/1998/Math/MathML" display="block">
  <mml:msub>
    <mml:mi mathvariant="normal">V</mml:mi>
    <mml:mi mathvariant="normal">H</mml:mi>
  </mml:msub>
</mml:math>
</file>

<file path=Object 11/content.xml><?xml version="1.0" encoding="utf-8"?>
<mml:math xmlns:mml="http://www.w3.org/1998/Math/MathML" display="block">
  <mml:msub>
    <mml:mi mathvariant="normal">V</mml:mi>
    <mml:mi mathvariant="normal">L</mml:mi>
  </mml:msub>
</mml:math>
</file>

<file path=Object 12/content.xml><?xml version="1.0" encoding="utf-8"?>
<mml:math xmlns:mml="http://www.w3.org/1998/Math/MathML" display="block">
  <mml:msub>
    <mml:mi mathvariant="normal">V</mml:mi>
    <mml:mi mathvariant="normal">H</mml:mi>
  </mml:msub>
</mml:math>
</file>

<file path=Object 2/content.xml><?xml version="1.0" encoding="utf-8"?>
<mml:math xmlns:mml="http://www.w3.org/1998/Math/MathML" display="block">
  <mml:msub>
    <mml:mi mathvariant="normal">C</mml:mi>
    <mml:mi mathvariant="normal">H</mml:mi>
  </mml:msub>
</mml:math>
</file>

<file path=Object 3/content.xml><?xml version="1.0" encoding="utf-8"?>
<mml:math xmlns:mml="http://www.w3.org/1998/Math/MathML" display="block">
  <mml:msub>
    <mml:mi mathvariant="normal">C</mml:mi>
    <mml:mi mathvariant="normal">H</mml:mi>
  </mml:msub>
</mml:math>
</file>

<file path=Object 4/content.xml><?xml version="1.0" encoding="utf-8"?>
<mml:math xmlns:mml="http://www.w3.org/1998/Math/MathML" display="block">
  <mml:msub>
    <mml:mi mathvariant="normal">C</mml:mi>
    <mml:mi mathvariant="normal">H</mml:mi>
  </mml:msub>
</mml:math>
</file>

<file path=Object 5/content.xml><?xml version="1.0" encoding="utf-8"?>
<mml:math xmlns:mml="http://www.w3.org/1998/Math/MathML" display="block">
  <mml:msub>
    <mml:mi mathvariant="normal">C</mml:mi>
    <mml:mi mathvariant="normal">H</mml:mi>
  </mml:msub>
</mml:math>
</file>

<file path=Object 6/content.xml><?xml version="1.0" encoding="utf-8"?>
<mml:math xmlns:mml="http://www.w3.org/1998/Math/MathML" display="block">
  <mml:msub>
    <mml:mi mathvariant="normal">C</mml:mi>
    <mml:mi mathvariant="normal">H</mml:mi>
  </mml:msub>
</mml:math>
</file>

<file path=Object 7/content.xml><?xml version="1.0" encoding="utf-8"?>
<mml:math xmlns:mml="http://www.w3.org/1998/Math/MathML" display="block">
  <mml:msub>
    <mml:mi mathvariant="normal">C</mml:mi>
    <mml:mi mathvariant="normal">L</mml:mi>
  </mml:msub>
</mml:math>
</file>

<file path=Object 8/content.xml><?xml version="1.0" encoding="utf-8"?>
<mml:math xmlns:mml="http://www.w3.org/1998/Math/MathML" display="block">
  <mml:msub>
    <mml:mi mathvariant="normal">C</mml:mi>
    <mml:mi mathvariant="normal">L</mml:mi>
  </mml:msub>
</mml:math>
</file>

<file path=Object 9/content.xml><?xml version="1.0" encoding="utf-8"?>
<mml:math xmlns:mml="http://www.w3.org/1998/Math/MathML" display="block">
  <mml:msub>
    <mml:mi mathvariant="normal">V</mml:mi>
    <mml:mi mathvariant="normal">L</mml:mi>
  </mml:msub>
</mml:math>
</file>